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66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3.5626in"/>
    </style:style>
    <style:style style:name="co6" style:family="table-column">
      <style:table-column-properties fo:break-before="auto" style:column-width="3.93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Oligonucleotide primers used for RT-qPC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ene</text:p>
          </table:table-cell>
          <table:table-cell table:style-name="ce1" office:value-type="string">
            <text:p>Locus ID</text:p>
          </table:table-cell>
          <table:table-cell table:style-name="ce1" office:value-type="string">
            <text:p>Forward primer</text:p>
          </table:table-cell>
          <table:table-cell table:style-name="ce1" office:value-type="string">
            <text:p>Reverse Primer</text:p>
          </table:table-cell>
        </table:table-row>
        <table:table-row table:style-name="ro2">
          <table:table-cell table:style-name="ce2" office:value-type="string">
            <text:p>PAA2</text:p>
          </table:table-cell>
          <table:table-cell table:style-name="ce2" office:value-type="string">
            <text:p>At5g21930</text:p>
          </table:table-cell>
          <table:table-cell table:style-name="ce2" office:value-type="string">
            <text:p>GTCCTCTTATCAGGGGACAGG</text:p>
          </table:table-cell>
          <table:table-cell table:style-name="ce2" office:value-type="string">
            <text:p>CATAGTTGCTTGTGCAAGACTCAG</text:p>
          </table:table-cell>
        </table:table-row>
        <table:table-row table:style-name="ro2">
          <table:table-cell table:style-name="ce2" office:value-type="string">
            <text:p>MYB33</text:p>
          </table:table-cell>
          <table:table-cell table:style-name="ce2" office:value-type="string">
            <text:p>At5g06100</text:p>
          </table:table-cell>
          <table:table-cell table:style-name="ce2" office:value-type="string">
            <text:p>CTATGGAAACCGACATTCACCTG</text:p>
          </table:table-cell>
          <table:table-cell table:style-name="ce2" office:value-type="string">
            <text:p>CTTGGCTTCCAGAAGCAACATATCG</text:p>
          </table:table-cell>
        </table:table-row>
        <table:table-row table:style-name="ro2">
          <table:table-cell table:style-name="ce2" office:value-type="string">
            <text:p>NZZ</text:p>
          </table:table-cell>
          <table:table-cell table:style-name="ce2" office:value-type="string">
            <text:p>At4g27330</text:p>
          </table:table-cell>
          <table:table-cell table:style-name="ce2" office:value-type="string">
            <text:p>TCGGGTCAGGTTATGATCGA</text:p>
          </table:table-cell>
          <table:table-cell table:style-name="ce2" office:value-type="string">
            <text:p>AGGGTTTCCTTCCATGTAGCTCC</text:p>
          </table:table-cell>
        </table:table-row>
        <table:table-row table:style-name="ro2">
          <table:table-cell table:style-name="ce2" office:value-type="string">
            <text:p>PP2A</text:p>
          </table:table-cell>
          <table:table-cell table:style-name="ce2" office:value-type="string">
            <text:p>At1g13320</text:p>
          </table:table-cell>
          <table:table-cell table:style-name="ce2" office:value-type="string">
            <text:p>CCTGCGGTAATAACTGCATCT</text:p>
          </table:table-cell>
          <table:table-cell table:style-name="ce2" office:value-type="string">
            <text:p>CTTCACTTAGCTCCACCAAGCA</text:p>
          </table:table-cell>
        </table:table-row>
        <table:table-row table:style-name="ro1">
          <table:table-cell table:style-name="ce2" office:value-type="string">
            <text:p>tMT2A</text:p>
          </table:table-cell>
          <table:table-cell table:style-name="ce2" office:value-type="string">
            <text:p>tobacco</text:p>
          </table:table-cell>
          <table:table-cell table:style-name="ce2" office:value-type="string">
            <text:p>TACCCAGATTTGAGCTACAACGAG</text:p>
          </table:table-cell>
          <table:table-cell table:style-name="ce2" office:value-type="string">
            <text:p>GCAGGAGATTCACCCATTTCCATA</text:p>
          </table:table-cell>
        </table:table-row>
        <table:table-row table:style-name="ro1">
          <table:table-cell table:style-name="ce2" office:value-type="string">
            <text:p>tMT2B</text:p>
          </table:table-cell>
          <table:table-cell table:style-name="ce2" office:value-type="string">
            <text:p>tobacco</text:p>
          </table:table-cell>
          <table:table-cell table:style-name="ce2" office:value-type="string">
            <text:p>TACCCAGATTTGAGCTACAACGAA</text:p>
          </table:table-cell>
          <table:table-cell table:style-name="ce2" office:value-type="string">
            <text:p>AGGGGATTCACCCATTTCCATT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Oligonucleotide primers used for 5' RACE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en</text:p>
          </table:table-cell>
          <table:table-cell office:value-type="string">
            <text:p>Locus ID</text:p>
          </table:table-cell>
          <table:table-cell office:value-type="string">
            <text:p>5' RACE</text:p>
          </table:table-cell>
          <table:table-cell office:value-type="string">
            <text:p>5' RACE nested</text:p>
          </table:table-cell>
        </table:table-row>
        <table:table-row table:style-name="ro2">
          <table:table-cell office:value-type="string">
            <text:p>General</text:p>
          </table:table-cell>
          <table:table-cell/>
          <table:table-cell office:value-type="string">
            <text:p>CGACTGGAGCACGAGGACACTGA</text:p>
          </table:table-cell>
          <table:table-cell office:value-type="string">
            <text:p>GGACACTGACATGGACTGAAGGAGTA</text:p>
          </table:table-cell>
        </table:table-row>
        <table:table-row table:style-name="ro2">
          <table:table-cell office:value-type="string">
            <text:p>PAA2</text:p>
          </table:table-cell>
          <table:table-cell office:value-type="string">
            <text:p>At5g21930</text:p>
          </table:table-cell>
          <table:table-cell office:value-type="string">
            <text:p>GACTTATGGAGCTGCAGAAGTAATG</text:p>
          </table:table-cell>
          <table:table-cell office:value-type="string">
            <text:p>CATAGTTGCTTGTGCAAGACTCAG</text:p>
          </table:table-cell>
        </table:table-row>
        <table:table-row table:style-name="ro2">
          <table:table-cell office:value-type="string">
            <text:p>IAR3</text:p>
          </table:table-cell>
          <table:table-cell office:value-type="string">
            <text:p>At1g51760</text:p>
          </table:table-cell>
          <table:table-cell office:value-type="string">
            <text:p>ATCTTCTGATCCCATTAATGGTTGCATCTCG</text:p>
          </table:table-cell>
          <table:table-cell office:value-type="string">
            <text:p>CATATTCACGCTCGCTTGCCTTGTGATAACC</text:p>
          </table:table-cell>
        </table:table-row>
        <table:table-row table:style-name="ro2">
          <table:table-cell office:value-type="string">
            <text:p>NZZ</text:p>
          </table:table-cell>
          <table:table-cell office:value-type="string">
            <text:p>At4g27330</text:p>
          </table:table-cell>
          <table:table-cell office:value-type="string">
            <text:p>CATTTAAAGCTTCAAGGACAAATCAATGGTATTAGG</text:p>
          </table:table-cell>
          <table:table-cell office:value-type="string">
            <text:p>AGGGTTTCCTTCCATGTAGCTCC</text:p>
          </table:table-cell>
        </table:table-row>
        <table:table-row table:style-name="ro2">
          <table:table-cell office:value-type="string">
            <text:p>MMG4.7</text:p>
          </table:table-cell>
          <table:table-cell office:value-type="string">
            <text:p>At5g43060</text:p>
          </table:table-cell>
          <table:table-cell office:value-type="string">
            <text:p>ATGGTAACAACCTTAGCATTTTTCC</text:p>
          </table:table-cell>
          <table:table-cell office:value-type="string">
            <text:p>CTTCGGTATCAATACCWCCATT</text:p>
          </table:table-cell>
        </table:table-row>
        <table:table-row table:style-name="ro2">
          <table:table-cell office:value-type="string">
            <text:p>UDP </text:p>
          </table:table-cell>
          <table:table-cell office:value-type="string">
            <text:p>At2g47650 </text:p>
          </table:table-cell>
          <table:table-cell office:value-type="string">
            <text:p>AATGGGCCGACATGTTCTCC </text:p>
          </table:table-cell>
          <table:table-cell office:value-type="string">
            <text:p>CCTCGGTGATAGTCCATGGT</text:p>
          </table:table-cell>
        </table:table-row>
        <table:table-row table:style-name="ro2">
          <table:table-cell office:value-type="string">
            <text:p>SVP </text:p>
          </table:table-cell>
          <table:table-cell office:value-type="string">
            <text:p>At2g22540 </text:p>
          </table:table-cell>
          <table:table-cell office:value-type="string">
            <text:p>GCAACTTTCCTTCATTCATC </text:p>
          </table:table-cell>
          <table:table-cell office:value-type="string">
            <text:p>TTTCATCTGCCTCAGCTCAC</text:p>
          </table:table-cell>
        </table:table-row>
        <table:table-row table:style-name="ro1">
          <table:table-cell office:value-type="string">
            <text:p>loricrin-related </text:p>
          </table:table-cell>
          <table:table-cell office:value-type="string">
            <text:p>AT5g64550 </text:p>
          </table:table-cell>
          <table:table-cell office:value-type="string">
            <text:p>ACCATGAGCTTTGCAGTAGT </text:p>
          </table:table-cell>
          <table:table-cell office:value-type="string">
            <text:p>CCTCAGCACTTCGTGTACAG</text:p>
          </table:table-cell>
        </table:table-row>
        <table:table-row table:style-name="ro2">
          <table:table-cell/>
          <table:table-cell office:value-type="string">
            <text:p>At3g14110 </text:p>
          </table:table-cell>
          <table:table-cell office:value-type="string">
            <text:p>CGGAAGGATCAGTCAGTCTC </text:p>
          </table:table-cell>
          <table:table-cell office:value-type="string">
            <text:p>CCCAGCTCGGTATAACAGTC</text:p>
          </table:table-cell>
        </table:table-row>
        <table:table-row table:style-name="ro2">
          <table:table-cell/>
          <table:table-cell office:value-type="string">
            <text:p>At3g22110 </text:p>
          </table:table-cell>
          <table:table-cell office:value-type="string">
            <text:p>GTTTCATCGCCAAAGGTAAC </text:p>
          </table:table-cell>
          <table:table-cell office:value-type="string">
            <text:p>CCAGGCGAATAAGACTAGAG</text:p>
          </table:table-cell>
        </table:table-row>
        <table:table-row table:style-name="ro2">
          <table:table-cell office:value-type="string">
            <text:p>AVA-P2</text:p>
          </table:table-cell>
          <table:table-cell office:value-type="string">
            <text:p>At1g19910 </text:p>
          </table:table-cell>
          <table:table-cell office:value-type="string">
            <text:p>CTCTAGACTGACCAGCTCGA </text:p>
          </table:table-cell>
          <table:table-cell office:value-type="string">
            <text:p>GGATGATACCAACAATGAGA</text:p>
          </table:table-cell>
        </table:table-row>
        <table:table-row table:style-name="ro2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1-06T11:17:23</meta:creation-date>
    <dc:date>2016-01-06T18:41:25</dc:date>
    <dc:creator>uciel </dc:creator>
    <meta:editing-duration>PT7H22M29S</meta:editing-duration>
    <meta:editing-cycles>3</meta:editing-cycles>
    <meta:generator>LibreOffice/3.5$Linux_X86_64 LibreOffice_project/350m1$Build-2</meta:generator>
    <meta:document-statistic meta:table-count="2" meta:cell-count="73" meta:object-count="0"/>
  </office:meta>
</office:document-meta>
</file>